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family-generic="modern" style:font-pitch="variable"/>
    <style:font-face style:name="CMU Typewriter Text1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" fo:font-size="12pt" fo:font-style="normal" fo:font-weight="normal" officeooo:rsid="0289e89f" officeooo:paragraph-rsid="0289e89f" fo:background-color="transparent"/>
    </style:style>
    <style:style style:name="P2" style:family="paragraph" style:parent-style-name="Standard">
      <style:text-properties officeooo:paragraph-rsid="02a0d2f8"/>
    </style:style>
    <style:style style:name="P3" style:family="paragraph" style:parent-style-name="Standard">
      <style:text-properties officeooo:rsid="02d7ad80" officeooo:paragraph-rsid="02d7ad80"/>
    </style:style>
    <style:style style:name="P4" style:family="paragraph" style:parent-style-name="Standard">
      <style:text-properties officeooo:paragraph-rsid="02e07c11"/>
    </style:style>
    <style:style style:name="P5" style:family="paragraph" style:parent-style-name="Text_20_body">
      <style:text-properties officeooo:rsid="02ac757a" officeooo:paragraph-rsid="02ac757a"/>
    </style:style>
    <style:style style:name="P6" style:family="paragraph" style:parent-style-name="Text_20_body">
      <style:text-properties officeooo:paragraph-rsid="02ac757a"/>
    </style:style>
    <style:style style:name="P7" style:family="paragraph" style:parent-style-name="Text_20_body">
      <style:text-properties fo:color="#000000" style:font-name="CMU Serif" fo:font-weight="normal" officeooo:rsid="02c8f6c4" officeooo:paragraph-rsid="02c8f6c4" fo:background-color="transparent"/>
    </style:style>
    <style:style style:name="P8" style:family="paragraph" style:parent-style-name="Text_20_body">
      <style:text-properties officeooo:paragraph-rsid="02ba4682"/>
    </style:style>
    <style:style style:name="P9" style:family="paragraph" style:parent-style-name="Título_20_do_20_relatório">
      <style:text-properties officeooo:paragraph-rsid="028a73fe"/>
    </style:style>
    <style:style style:name="P10" style:family="paragraph" style:parent-style-name="Bloco_20_de_20_código">
      <style:text-properties officeooo:rsid="02b2949d" officeooo:paragraph-rsid="02b2949d"/>
    </style:style>
    <style:style style:name="P11" style:family="paragraph" style:parent-style-name="Bloco_20_de_20_código">
      <style:text-properties officeooo:paragraph-rsid="030e57ce"/>
    </style:style>
    <style:style style:name="P12" style:family="paragraph" style:parent-style-name="Bloco_20_de_20_código">
      <style:text-properties officeooo:paragraph-rsid="031016cd"/>
    </style:style>
    <style:style style:name="P13" style:family="paragraph" style:parent-style-name="Bloco_20_de_20_código">
      <style:text-properties officeooo:paragraph-rsid="0312d1ce"/>
    </style:style>
    <style:style style:name="P14" style:family="paragraph" style:parent-style-name="Standard" style:list-style-name="L1">
      <style:text-properties officeooo:paragraph-rsid="02e07c11"/>
    </style:style>
    <style:style style:name="P15" style:family="paragraph" style:parent-style-name="Standard" style:list-style-name="L2">
      <style:text-properties officeooo:paragraph-rsid="02ac757a"/>
    </style:style>
    <style:style style:name="P16" style:family="paragraph" style:parent-style-name="Standard">
      <style:text-properties officeooo:paragraph-rsid="03152560"/>
    </style:style>
    <style:style style:name="P17" style:family="paragraph" style:parent-style-name="Text_20_body">
      <style:text-properties fo:color="#000000" style:font-name="CMU Serif" fo:font-weight="normal" officeooo:rsid="02cf8d31" officeooo:paragraph-rsid="02ba4682" fo:background-color="transparent"/>
    </style:style>
    <style:style style:name="P18" style:family="paragraph" style:parent-style-name="Text_20_body">
      <style:text-properties fo:color="#000000" style:font-name="CMU Serif" fo:font-weight="normal" officeooo:rsid="02c8f6c4" officeooo:paragraph-rsid="02c8f6c4" fo:background-color="transparent"/>
    </style:style>
    <style:style style:name="P19" style:family="paragraph" style:parent-style-name="Text_20_body">
      <style:text-properties officeooo:paragraph-rsid="02af15d0"/>
    </style:style>
    <style:style style:name="P20" style:family="paragraph" style:parent-style-name="Text_20_body">
      <style:text-properties officeooo:rsid="03190cd9" officeooo:paragraph-rsid="03190cd9"/>
    </style:style>
    <style:style style:name="P21" style:family="paragraph" style:parent-style-name="Text_20_body">
      <style:text-properties officeooo:paragraph-rsid="03190cd9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2ce7e1f" officeooo:paragraph-rsid="02f586b4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2f586b4"/>
    </style:style>
    <style:style style:name="T1" style:family="text">
      <style:text-properties officeooo:rsid="01517c8b"/>
    </style:style>
    <style:style style:name="T2" style:family="text">
      <style:text-properties fo:color="#000000" style:font-name="CMU Serif" fo:font-weight="normal" officeooo:rsid="02965d76" style:font-weight-asian="normal" style:font-weight-complex="normal"/>
    </style:style>
    <style:style style:name="T3" style:family="text">
      <style:text-properties fo:color="#000000" style:font-name="CMU Serif" fo:font-weight="normal" officeooo:rsid="029801ef" style:font-weight-asian="normal" style:font-weight-complex="normal"/>
    </style:style>
    <style:style style:name="T4" style:family="text">
      <style:text-properties fo:color="#000000" style:font-name="CMU Serif" fo:font-weight="normal" officeooo:rsid="0298fccd" style:font-weight-asian="normal" style:font-weight-complex="normal"/>
    </style:style>
    <style:style style:name="T5" style:family="text">
      <style:text-properties fo:color="#000000" style:font-name="CMU Serif" fo:font-weight="normal" officeooo:rsid="02995366" style:font-weight-asian="normal" style:font-weight-complex="normal"/>
    </style:style>
    <style:style style:name="T6" style:family="text">
      <style:text-properties fo:color="#000000" style:font-name="CMU Serif" fo:font-weight="normal" officeooo:rsid="029a28f7" style:font-weight-asian="normal" style:font-weight-complex="normal"/>
    </style:style>
    <style:style style:name="T7" style:family="text">
      <style:text-properties fo:color="#000000" style:font-name="CMU Serif" fo:font-weight="normal" officeooo:rsid="029cf86a" style:font-weight-asian="normal" style:font-weight-complex="normal"/>
    </style:style>
    <style:style style:name="T8" style:family="text">
      <style:text-properties fo:color="#000000" style:font-name="CMU Serif" fo:font-weight="normal" officeooo:rsid="029d9752" style:font-weight-asian="normal" style:font-weight-complex="normal"/>
    </style:style>
    <style:style style:name="T9" style:family="text">
      <style:text-properties fo:color="#000000" style:font-name="CMU Serif" fo:font-weight="normal" officeooo:rsid="029f3369" style:font-weight-asian="normal" style:font-weight-complex="normal"/>
    </style:style>
    <style:style style:name="T10" style:family="text">
      <style:text-properties fo:color="#000000" style:font-name="CMU Serif" fo:font-weight="normal" officeooo:rsid="02a0d2f8" style:font-weight-asian="normal" style:font-weight-complex="normal"/>
    </style:style>
    <style:style style:name="T11" style:family="text">
      <style:text-properties fo:color="#000000" style:font-name="CMU Serif" fo:font-weight="normal" officeooo:rsid="02a1c359" style:font-weight-asian="normal" style:font-weight-complex="normal"/>
    </style:style>
    <style:style style:name="T12" style:family="text">
      <style:text-properties fo:color="#000000" style:font-name="CMU Serif" fo:font-weight="normal" officeooo:rsid="02a38974" style:font-weight-asian="normal" style:font-weight-complex="normal"/>
    </style:style>
    <style:style style:name="T13" style:family="text">
      <style:text-properties fo:color="#000000" style:font-name="CMU Serif" fo:font-weight="normal" officeooo:rsid="02a58f46" style:font-weight-asian="normal" style:font-weight-complex="normal"/>
    </style:style>
    <style:style style:name="T14" style:family="text">
      <style:text-properties fo:color="#000000" style:font-name="CMU Serif" fo:font-weight="normal" officeooo:rsid="02a62f00" style:font-weight-asian="normal" style:font-weight-complex="normal"/>
    </style:style>
    <style:style style:name="T15" style:family="text">
      <style:text-properties fo:color="#000000" style:font-name="CMU Serif" fo:font-weight="normal" officeooo:rsid="02ac757a" style:font-weight-asian="normal" style:font-weight-complex="normal"/>
    </style:style>
    <style:style style:name="T16" style:family="text">
      <style:text-properties fo:color="#000000" style:font-name="CMU Serif" fo:font-weight="normal" officeooo:rsid="03173539" style:font-weight-asian="normal" style:font-weight-complex="normal"/>
    </style:style>
    <style:style style:name="T17" style:family="text">
      <style:text-properties fo:color="#000000" style:font-name="CMU Serif" fo:font-weight="normal" officeooo:rsid="0317363e" style:font-weight-asian="normal" style:font-weight-complex="normal"/>
    </style:style>
    <style:style style:name="T18" style:family="text">
      <style:text-properties fo:color="#000000" style:font-name="CMU Serif" fo:font-weight="normal" officeooo:rsid="02ac757a" fo:background-color="transparent" loext:char-shading-value="0"/>
    </style:style>
    <style:style style:name="T19" style:family="text">
      <style:text-properties fo:color="#000000" style:font-name="CMU Serif" fo:font-weight="normal" officeooo:rsid="02cf8d31" fo:background-color="transparent" loext:char-shading-value="0"/>
    </style:style>
    <style:style style:name="T20" style:family="text">
      <style:text-properties fo:color="#000000" style:font-name="CMU Serif" fo:font-weight="normal" officeooo:rsid="02ba4682" fo:background-color="transparent" loext:char-shading-value="0"/>
    </style:style>
    <style:style style:name="T21" style:family="text">
      <style:text-properties fo:color="#000000" style:font-name="CMU Serif" fo:font-weight="normal" officeooo:rsid="02d07eb6" fo:background-color="transparent" loext:char-shading-value="0"/>
    </style:style>
    <style:style style:name="T22" style:family="text">
      <style:text-properties fo:color="#000000" style:font-name="CMU Serif" fo:font-weight="normal" officeooo:rsid="02d2105c" fo:background-color="transparent" loext:char-shading-value="0"/>
    </style:style>
    <style:style style:name="T23" style:family="text">
      <style:text-properties fo:color="#000000" style:font-name="CMU Serif" fo:font-weight="normal" officeooo:rsid="02db1578" fo:background-color="transparent" loext:char-shading-value="0"/>
    </style:style>
    <style:style style:name="T24" style:family="text">
      <style:text-properties fo:color="#000000" style:font-name="CMU Serif" fo:font-weight="normal" officeooo:rsid="02f3e26a" fo:background-color="transparent" loext:char-shading-value="0"/>
    </style:style>
    <style:style style:name="T25" style:family="text">
      <style:text-properties fo:color="#000000" style:font-name="CMU Serif" fo:font-weight="normal" officeooo:rsid="0309c9ad" fo:background-color="transparent" loext:char-shading-value="0"/>
    </style:style>
    <style:style style:name="T26" style:family="text">
      <style:text-properties fo:color="#000000" style:font-name="CMU Serif" fo:font-weight="normal" officeooo:rsid="030a26a2" fo:background-color="transparent" loext:char-shading-value="0"/>
    </style:style>
    <style:style style:name="T27" style:family="text">
      <style:text-properties fo:color="#000000" style:font-name="CMU Serif" fo:font-weight="normal" officeooo:rsid="03152560" fo:background-color="transparent" loext:char-shading-value="0"/>
    </style:style>
    <style:style style:name="T28" style:family="text">
      <style:text-properties fo:color="#000000" style:font-name="CMU Serif" fo:font-weight="normal" officeooo:rsid="0317363e" fo:background-color="transparent" loext:char-shading-value="0"/>
    </style:style>
    <style:style style:name="T29" style:family="text">
      <style:text-properties fo:color="#000000" style:font-name="CMU Serif" fo:font-weight="normal" officeooo:rsid="03174f83" fo:background-color="transparent" loext:char-shading-value="0"/>
    </style:style>
    <style:style style:name="T30" style:family="text">
      <style:text-properties fo:color="#000000" style:font-name="CMU Serif" fo:font-weight="normal" officeooo:rsid="03190cd9" fo:background-color="transparent" loext:char-shading-value="0"/>
    </style:style>
    <style:style style:name="T31" style:family="text">
      <style:text-properties fo:color="#000000" style:font-name="CMU Serif" fo:font-weight="normal" officeooo:rsid="03199e75" fo:background-color="transparent" loext:char-shading-value="0"/>
    </style:style>
    <style:style style:name="T32" style:family="text">
      <style:text-properties fo:color="#000000" style:font-name="CMU Serif" fo:font-style="italic" fo:font-weight="normal" officeooo:rsid="02a0d2f8" style:font-style-asian="italic" style:font-weight-asian="normal" style:font-style-complex="italic" style:font-weight-complex="normal"/>
    </style:style>
    <style:style style:name="T33" style:family="text">
      <style:text-properties fo:color="#000000" style:font-name="CMU Serif" fo:font-style="normal" fo:font-weight="normal" officeooo:rsid="02a0d2f8" style:font-style-asian="normal" style:font-weight-asian="normal" style:font-style-complex="normal" style:font-weight-complex="normal"/>
    </style:style>
    <style:style style:name="T34" style:family="text">
      <style:text-properties fo:color="#000000" style:font-name="CMU Serif" fo:font-style="normal" fo:font-weight="normal" officeooo:rsid="029d9752" style:font-style-asian="normal" style:font-weight-asian="normal" style:font-style-complex="normal" style:font-weight-complex="normal"/>
    </style:style>
    <style:style style:name="T35" style:family="text">
      <style:text-properties fo:color="#000000" officeooo:rsid="02a62f00" style:font-weight-asian="normal" style:font-weight-complex="normal"/>
    </style:style>
    <style:style style:name="T36" style:family="text">
      <style:text-properties fo:color="#000000" officeooo:rsid="029f3369" style:font-weight-asian="normal" style:font-weight-complex="normal"/>
    </style:style>
    <style:style style:name="T37" style:family="text">
      <style:text-properties fo:color="#000000" officeooo:rsid="02ac757a" style:font-weight-asian="normal" style:font-weight-complex="normal"/>
    </style:style>
    <style:style style:name="T38" style:family="text">
      <style:text-properties fo:color="#000000" officeooo:rsid="03173539" style:font-weight-asian="normal" style:font-weight-complex="normal"/>
    </style:style>
    <style:style style:name="T39" style:family="text">
      <style:text-properties fo:color="#000000" fo:font-style="normal" officeooo:rsid="02a38974" style:font-style-asian="normal" style:font-weight-asian="normal" style:font-style-complex="normal" style:font-weight-complex="normal"/>
    </style:style>
    <style:style style:name="T40" style:family="text">
      <style:text-properties fo:color="#000000" officeooo:rsid="02d2105c" fo:background-color="transparent" loext:char-shading-value="0"/>
    </style:style>
    <style:style style:name="T41" style:family="text">
      <style:text-properties fo:color="#000000" officeooo:rsid="02db1578" fo:background-color="transparent" loext:char-shading-value="0"/>
    </style:style>
    <style:style style:name="T42" style:family="text">
      <style:text-properties fo:color="#000000" officeooo:rsid="02f3e26a" fo:background-color="transparent" loext:char-shading-value="0"/>
    </style:style>
    <style:style style:name="T43" style:family="text">
      <style:text-properties fo:color="#000000" officeooo:rsid="02cf8d31" fo:background-color="transparent" loext:char-shading-value="0"/>
    </style:style>
    <style:style style:name="T44" style:family="text">
      <style:text-properties fo:color="#000000" officeooo:rsid="03199e75" fo:background-color="transparent" loext:char-shading-value="0"/>
    </style:style>
    <style:style style:name="T45" style:family="text">
      <style:text-properties fo:color="#000000" style:font-name="CMU Typewriter Text" fo:font-style="normal" fo:font-weight="normal" officeooo:rsid="030c370e" fo:background-color="transparent" loext:char-shading-value="0"/>
    </style:style>
    <style:style style:name="T46" style:family="text">
      <style:text-properties fo:color="#000000" style:font-name="CMU Typewriter Text" fo:font-style="normal" fo:font-weight="normal" officeooo:rsid="030d09c9" fo:background-color="transparent" loext:char-shading-value="0"/>
    </style:style>
    <style:style style:name="T47" style:family="text">
      <style:text-properties fo:color="#000000" style:font-name="CMU Typewriter Text" fo:font-style="normal" fo:font-weight="normal" officeooo:rsid="030e57ce" fo:background-color="transparent" loext:char-shading-value="0"/>
    </style:style>
    <style:style style:name="T48" style:family="text">
      <style:text-properties fo:color="#000000" style:font-name="CMU Typewriter Text" fo:font-style="normal" fo:font-weight="normal" officeooo:rsid="031016cd" fo:background-color="transparent" loext:char-shading-value="0"/>
    </style:style>
    <style:style style:name="T49" style:family="text">
      <style:text-properties fo:color="#000000" style:font-name="CMU Typewriter Text" fo:font-style="normal" fo:font-weight="normal" officeooo:rsid="03113335" fo:background-color="transparent" loext:char-shading-value="0"/>
    </style:style>
    <style:style style:name="T50" style:family="text">
      <style:text-properties fo:color="#000000" style:font-name="CMU Typewriter Text" fo:font-style="normal" fo:font-weight="normal" officeooo:rsid="031270fc" fo:background-color="transparent" loext:char-shading-value="0"/>
    </style:style>
    <style:style style:name="T51" style:family="text">
      <style:text-properties officeooo:rsid="028b81db"/>
    </style:style>
    <style:style style:name="T52" style:family="text">
      <style:text-properties officeooo:rsid="0295fdea"/>
    </style:style>
    <style:style style:name="T53" style:family="text">
      <style:text-properties officeooo:rsid="02a62f00" style:font-weight-asian="normal" style:font-weight-complex="normal"/>
    </style:style>
    <style:style style:name="T54" style:family="text">
      <style:text-properties officeooo:rsid="02ac757a"/>
    </style:style>
    <style:style style:name="T55" style:family="text">
      <style:text-properties officeooo:rsid="02b2514f"/>
    </style:style>
    <style:style style:name="T56" style:family="text">
      <style:text-properties officeooo:rsid="02b2949d"/>
    </style:style>
    <style:style style:name="T57" style:family="text">
      <style:text-properties officeooo:rsid="02cc7f1f"/>
    </style:style>
    <style:style style:name="T58" style:family="text">
      <style:text-properties officeooo:rsid="02ce7e1f"/>
    </style:style>
    <style:style style:name="T59" style:family="text">
      <style:text-properties officeooo:rsid="02e4322a"/>
    </style:style>
    <style:style style:name="T60" style:family="text">
      <style:text-properties officeooo:rsid="02e62b7b"/>
    </style:style>
    <style:style style:name="T61" style:family="text">
      <style:text-properties officeooo:rsid="02f1fc0b"/>
    </style:style>
    <style:style style:name="T62" style:family="text">
      <style:text-properties officeooo:rsid="02f3e26a"/>
    </style:style>
    <style:style style:name="T63" style:family="text">
      <style:text-properties fo:font-style="normal" fo:font-weight="normal"/>
    </style:style>
    <style:style style:name="T64" style:family="text">
      <style:text-properties fo:font-variant="normal" fo:text-transform="none" fo:color="#333333" fo:letter-spacing="normal" fo:font-style="normal" fo:font-weight="normal"/>
    </style:style>
    <style:style style:name="T65" style:family="text">
      <style:text-properties fo:font-variant="normal" fo:text-transform="none" fo:color="#333333" style:font-name="Verdana" fo:font-size="14pt" fo:letter-spacing="normal" fo:font-style="normal" fo:font-weight="normal" fo:background-color="#ffffff" loext:char-shading-value="0" loext:padding-left="0cm" loext:padding-right="0.049cm" loext:padding-top="0.049cm" loext:padding-bottom="0.049cm" loext:border-left="none" loext:border-right="0.51pt solid #808080" loext:border-top="0.51pt solid #808080" loext:border-bottom="0.51pt solid #808080"/>
    </style:style>
    <style:style style:name="T66" style:family="text">
      <style:text-properties fo:font-variant="normal" fo:text-transform="none" fo:color="#0000ff" fo:letter-spacing="normal" fo:font-style="normal" fo:font-weight="normal"/>
    </style:style>
    <style:style style:name="T67" style:family="text">
      <style:text-properties fo:font-variant="normal" fo:text-transform="none" fo:color="#2b91af" fo:letter-spacing="normal" fo:font-style="normal" fo:font-weight="normal"/>
    </style:style>
    <style:style style:name="T68" style:family="text">
      <style:text-properties fo:font-variant="normal" fo:text-transform="none" fo:color="#2b91af" style:font-name="CMU Typewriter Text1" fo:font-size="12pt" fo:letter-spacing="normal" fo:font-style="normal" fo:font-weight="normal" officeooo:rsid="030c370e" fo:background-color="transparent" loext:char-shading-value="0"/>
    </style:style>
    <style:style style:name="T69" style:family="text">
      <style:text-properties fo:color="#0000ff"/>
    </style:style>
    <style:style style:name="T70" style:family="text">
      <style:text-properties fo:color="#0000ff" fo:font-style="normal" fo:font-weight="normal"/>
    </style:style>
    <style:style style:name="T71" style:family="text">
      <style:text-properties fo:color="#2b91af"/>
    </style:style>
    <style:style style:name="T72" style:family="text">
      <style:text-properties fo:color="#2b91af" fo:font-style="normal" fo:font-weight="normal"/>
    </style:style>
    <style:style style:name="T73" style:family="text">
      <style:text-properties fo:color="#2b91af" officeooo:rsid="030c370e"/>
    </style:style>
    <style:style style:name="T74" style:family="text">
      <style:text-properties fo:color="#2b91af" style:font-name="CMU Typewriter Text" fo:font-weight="normal" officeooo:rsid="030c370e" fo:background-color="transparent" loext:char-shading-value="0"/>
    </style:style>
    <style:style style:name="T75" style:family="text">
      <style:text-properties fo:color="#2b91af" style:font-name="CMU Typewriter Text" fo:font-weight="normal" officeooo:rsid="030d09c9" fo:background-color="transparent" loext:char-shading-value="0"/>
    </style:style>
    <style:style style:name="T76" style:family="text">
      <style:text-properties fo:color="#2b91af" style:font-name="CMU Typewriter Text" fo:font-weight="normal" officeooo:rsid="030e57ce" fo:background-color="transparent" loext:char-shading-value="0"/>
    </style:style>
    <style:style style:name="T77" style:family="text">
      <style:text-properties fo:color="#a31515" fo:font-style="normal" fo:font-weight="normal"/>
    </style:style>
    <style:style style:name="T78" style:family="text">
      <style:text-properties fo:color="#a31515" fo:font-style="normal" fo:font-weight="normal" officeooo:rsid="030c370e"/>
    </style:style>
    <style:style style:name="T79" style:family="text">
      <style:text-properties fo:color="#a31515" fo:font-style="normal" fo:font-weight="normal" officeooo:rsid="03113335"/>
    </style:style>
    <style:style style:name="T80" style:family="text">
      <style:text-properties fo:color="#a31515" style:font-name="CMU Typewriter Text" fo:font-style="normal" fo:font-weight="normal" officeooo:rsid="030c370e" fo:background-color="transparent" loext:char-shading-value="0"/>
    </style:style>
    <style:style style:name="T81" style:family="text">
      <style:text-properties fo:color="#a31515" style:font-name="CMU Typewriter Text" fo:font-style="normal" fo:font-weight="normal" officeooo:rsid="031270fc" fo:background-color="transparent" loext:char-shading-value="0"/>
    </style:style>
    <style:style style:name="T82" style:family="text">
      <style:text-properties fo:color="#a31515" style:font-name="CMU Typewriter Text" fo:font-style="normal" fo:font-weight="normal" officeooo:rsid="0312d1ce" fo:background-color="transparent" loext:char-shading-value="0"/>
    </style:style>
    <style:style style:name="T83" style:family="text">
      <style:text-properties fo:color="#008000" fo:font-style="normal" fo:font-weight="normal"/>
    </style:style>
    <style:style style:name="T84" style:family="text">
      <style:text-properties fo:color="#008000" fo:font-style="normal" fo:font-weight="normal" officeooo:rsid="030e57ce"/>
    </style:style>
    <style:style style:name="T85" style:family="text">
      <style:text-properties fo:color="#008000" fo:font-style="normal" fo:font-weight="normal" officeooo:rsid="03113335"/>
    </style:style>
    <style:style style:name="T86" style:family="text">
      <style:text-properties fo:color="#008000" fo:font-style="normal" fo:font-weight="normal" officeooo:rsid="0312d1ce"/>
    </style:style>
    <style:style style:name="T87" style:family="text">
      <style:text-properties fo:color="#008000" style:font-name="CMU Typewriter Text" fo:font-style="normal" fo:font-weight="normal" officeooo:rsid="031016cd" fo:background-color="transparent" loext:char-shading-value="0"/>
    </style:style>
    <style:style style:name="T88" style:family="text">
      <style:text-properties fo:color="#008000" style:font-name="CMU Typewriter Text" fo:font-style="normal" fo:font-weight="normal" officeooo:rsid="03113335" fo:background-color="transparent" loext:char-shading-value="0"/>
    </style:style>
    <style:style style:name="T89" style:family="text">
      <style:text-properties fo:color="#008000" style:font-name="CMU Typewriter Text" fo:font-style="normal" fo:font-weight="normal" officeooo:rsid="031270fc" fo:background-color="transparent" loext:char-shading-value="0"/>
    </style:style>
    <style:style style:name="T90" style:family="text">
      <style:text-properties fo:color="#008000" style:font-name="CMU Typewriter Text" fo:font-style="normal" fo:font-weight="normal" officeooo:rsid="0312d1ce" fo:background-color="transparent" loext:char-shading-value="0"/>
    </style:style>
    <style:style style:name="T91" style:family="text">
      <style:text-properties officeooo:rsid="03174f83"/>
    </style:style>
    <style:style style:name="T92" style:family="text">
      <style:text-properties officeooo:rsid="02af15d0"/>
    </style:style>
    <style:style style:name="T93" style:family="text">
      <style:text-properties officeooo:rsid="031d2192"/>
    </style:style>
    <style:style style:name="T94" style:family="text">
      <style:text-properties fo:font-variant="small-caps" fo:color="#ffffff" style:font-name="CMU Serif1" fo:font-size="16pt" fo:font-style="normal" fo:font-weight="bold" officeooo:rsid="031d2192" fo:background-color="transparent" loext:char-shading-value="0" style:font-size-asian="16pt" style:font-size-complex="16pt"/>
    </style:style>
    <style:style style:name="T95" style:family="text">
      <style:text-properties fo:font-variant="small-caps" fo:color="#ffffff" style:font-name="CMU Serif1" fo:font-size="16pt" fo:font-style="normal" fo:font-weight="bold" officeooo:rsid="028b81db" fo:background-color="transparent" loext:char-shading-value="0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aralela e concorrente</text:p>
      <text:p text:style-name="P9"><text:span text:style-name="T94">Conceitos da classe</text:span><text:span text:style-name="T95"> Thread </text:span><text:span text:style-name="T94">em Java </text:span><text:span text:style-name="T95">e </text:span><text:span text:style-name="T94">comparativo com</text:span><text:span text:style-name="T95"> Pthread </text:span><text:span text:style-name="T94">em C/C++</text:span></text:p>
      <text:p text:style-name="Autor_20_Cabeçalho">Pedro Antônio de Souza <text:span text:style-name="T1">(</text:span>201810557<text:span text:style-name="T1">)</text:span></text:p>
      <text:p text:style-name="P2"><text:span text:style-name="T2">A linguagem de programação Java foi desenvolvida </text:span><text:span text:style-name="T3">pela empresa Sun Microsystems </text:span><text:span text:style-name="T2">na década de 1990. </text:span><text:span text:style-name="T3">Os líderes de seu desenvolvimento acreditavam </text:span><text:span text:style-name="T4">que em pouco tempo haveria uma </text:span><text:span text:style-name="T5">compatibilização entre computadores e eletrodomésticos.</text:span><text:span text:style-name="T6"> </text:span><text:span text:style-name="T8">Baseando-se no lema “</text:span><text:span text:style-name="T7">escreva uma vez, execute em qualquer lugar”, </text:span><text:span text:style-name="T5">a nova linguagem teria como objetivo </text:span><text:span text:style-name="T6">realizar a comunicação entre essas máquinas </text:span><text:span text:style-name="T11">de forma harmônica e sem conversões</text:span><text:span text:style-name="T6">. </text:span><text:span text:style-name="T8">Assim, foi desenvolvida uma linguagem orientada a objetos que é compilada para bytecodes </text:span><text:span text:style-name="T10">pelo compilador </text:span><text:span text:style-name="T32">javac</text:span><text:span text:style-name="T33">. P</text:span><text:span text:style-name="T34">or sua vez, </text:span><text:span text:style-name="T33">os bytecodes</text:span><text:span text:style-name="T8"> são interpretados pela Java Virtual Machine (JVM). A </text:span><text:span text:style-name="T9">portabilidade de</text:span><text:span text:style-name="T8"> programas Java </text:span><text:span text:style-name="T9">é </text:span><text:span text:style-name="T11">estabelecida</text:span><text:span text:style-name="T9"> na interpretação, já que um mesmo programa pode ser executado em qualquer equipamento que possua uma JVM instalada (daí o lema citado acima).</text:span></text:p>
      <text:p text:style-name="P4"><text:span text:style-name="T9">Desde o início, a linguagem Java foi projetada para suportar programação concorrente. Porém, somente a partir da versão 5.0 a plataforma Java passou a incluir APIs concorrentes de alto nível. </text:span><text:span text:style-name="T16">Para criar processos adicionais em Java, deve-se utilizar um objeto </text:span><text:span text:style-name="Código"><text:span text:style-name="T38">ProcessBuilder</text:span></text:span><text:span text:style-name="T16">. Porém, ness</text:span><text:span text:style-name="T17">e documento iremos focar na criação de threads. Então, p</text:span><text:span text:style-name="T9">ara criar uma aplicação concorrente em Java, utiliza-se a classe </text:span><text:span text:style-name="Código"><text:span text:style-name="T36">Thread</text:span></text:span><text:span text:style-name="T9">. Assim, basta instanciar um objeto </text:span><text:span text:style-name="Código"><text:span text:style-name="T36">Thread</text:span></text:span><text:span text:style-name="T9"> toda vez que for necessário iniciar uma atividade assíncrona. </text:span><text:span text:style-name="T14">Dessa forma, cada </text:span><text:span text:style-name="Código"><text:span text:style-name="T35">Thread</text:span></text:span><text:span text:style-name="T14"> terá uma atividade específica a ser executada.</text:span><text:span text:style-name="T13"> </text:span><text:span text:style-name="T12">Há duas formas de criar instancias </text:span><text:span text:style-name="Código"><text:span text:style-name="T39">Thread</text:span></text:span><text:span text:style-name="T12">:</text:span></text:p>
      <text:list xml:id="list3689448357" text:style-name="L1">
        <text:list-item>
          <text:p text:style-name="P14"><text:span text:style-name="T14">Criar um objeto </text:span><text:span text:style-name="Código"><text:span text:style-name="T35">Runnable</text:span></text:span><text:span text:style-name="T14"> e passá-lo ao construtor da </text:span><text:span text:style-name="Código"><text:span text:style-name="T35">Thread</text:span></text:span><text:span text:style-name="T14">. A interface </text:span><text:span text:style-name="Código"><text:span text:style-name="T35">Runnable</text:span></text:span><text:span text:style-name="T14"> define um único método, chamado </text:span><text:span text:style-name="Código"><text:span text:style-name="T53">run</text:span></text:span><text:span text:style-name="T14">, onde está contido o código a ser executado pela </text:span><text:span text:style-name="Código"><text:span text:style-name="T35">Thread</text:span></text:span><text:span text:style-name="Corpo"><text:span text:style-name="T35">:</text:span></text:span></text:p>
        </text:list-item>
      </text:list>
      <text:p text:style-name="Bloco_20_de_20_código"><text:span text:style-name="Código"><text:span text:style-name="T66">public</text:span></text:span><text:span text:style-name="Código"><text:span text:style-name="T64"> </text:span></text:span><text:span text:style-name="Código"><text:span text:style-name="T66">class</text:span></text:span><text:span text:style-name="Código"><text:span text:style-name="T64"> </text:span></text:span><text:span text:style-name="Código"><text:span text:style-name="T68">Ola</text:span></text:span><text:span text:style-name="Código"><text:span text:style-name="T67">Runnable</text:span></text:span><text:span text:style-name="Código"><text:span text:style-name="T64"> </text:span></text:span><text:span text:style-name="Código"><text:span text:style-name="T66">implements</text:span></text:span><text:span text:style-name="Código"><text:span text:style-name="T64"> Runnable {</text:span></text:span></text:p>
      <text:p text:style-name="Bloco_20_de_20_código"/>
      <text:p text:style-name="Bloco_20_de_20_código"><text:s text:c="4"/><text:span text:style-name="T63">@Override</text:span></text:p>
      <text:p text:style-name="Bloco_20_de_20_código"><text:s text:c="4"/><text:span text:style-name="T70">public</text:span><text:span text:style-name="T63"> </text:span><text:span text:style-name="T72">void</text:span><text:span text:style-name="T63"> run() {</text:span></text:p>
      <text:p text:style-name="Bloco_20_de_20_código"><text:s text:c="8"/><text:span text:style-name="T63">System.out.println(</text:span><text:span text:style-name="T77">"</text:span><text:span text:style-name="T78">Olá de uma</text:span><text:span text:style-name="T77"> thread!"</text:span><text:span text:style-name="T63">);</text:span></text:p>
      <text:p text:style-name="Bloco_20_de_20_código"><text:s text:c="4"/><text:span text:style-name="T63">}</text:span></text:p>
      <text:p text:style-name="Bloco_20_de_20_código"><text:soft-page-break/><text:s text:c="4"/><text:span text:style-name="T70">public</text:span><text:span text:style-name="T63"> </text:span><text:span text:style-name="T70">static</text:span><text:span text:style-name="T63"> </text:span><text:span text:style-name="T72">void</text:span><text:span text:style-name="T63"> main(String args[]) {</text:span></text:p>
      <text:p text:style-name="Bloco_20_de_20_código"><text:s text:c="8"/><text:span text:style-name="T63">(</text:span><text:span text:style-name="T70">new</text:span><text:span text:style-name="T63"> Thread(</text:span><text:span text:style-name="T70">new</text:span><text:span text:style-name="T63"> </text:span><text:span text:style-name="T45">Ola</text:span><text:span text:style-name="T63">Runnable())).start();</text:span></text:p>
      <text:p text:style-name="Bloco_20_de_20_código"><text:s text:c="4"/><text:span text:style-name="T63">}</text:span></text:p>
      <text:p text:style-name="Bloco_20_de_20_código"/>
      <text:p text:style-name="Bloco_20_de_20_código">}</text:p>
      <text:list xml:id="list3975795014" text:style-name="L2">
        <text:list-header>
          <text:p text:style-name="P15"><text:span text:style-name="T15"/></text:p>
        </text:list-header>
        <text:list-item>
          <text:p text:style-name="P15"><text:span text:style-name="T15">Criar uma subclasse de </text:span><text:span text:style-name="Código"><text:span text:style-name="T37">Thread</text:span></text:span><text:span text:style-name="T15"> implementando seu método </text:span><text:span text:style-name="Código"><text:span text:style-name="T37">run</text:span></text:span><text:span text:style-name="T15">, como visto no exemplo abaixo:</text:span></text:p>
        </text:list-item>
      </text:list>
      <text:p text:style-name="Bloco_20_de_20_código"><text:span text:style-name="T69">public</text:span> <text:span text:style-name="T69">class</text:span> <text:span text:style-name="T73">OlaT</text:span><text:span text:style-name="T71">hread</text:span> <text:span text:style-name="T69">extends</text:span> Thread {</text:p>
      <text:p text:style-name="Bloco_20_de_20_código"/>
      <text:p text:style-name="Bloco_20_de_20_código"><text:s text:c="4"/><text:span text:style-name="T63">@Override</text:span></text:p>
      <text:p text:style-name="Bloco_20_de_20_código"><text:s text:c="4"/><text:span text:style-name="T70">public</text:span><text:span text:style-name="T63"> </text:span><text:span text:style-name="T72">void</text:span><text:span text:style-name="T63"> run() {</text:span></text:p>
      <text:p text:style-name="Bloco_20_de_20_código"><text:s text:c="8"/><text:span text:style-name="T63">System.out.println(</text:span><text:span text:style-name="T77">"</text:span><text:span text:style-name="T80">Olá de uma</text:span><text:span text:style-name="T77"> thread!"</text:span><text:span text:style-name="T63">);</text:span></text:p>
      <text:p text:style-name="Bloco_20_de_20_código"><text:s text:c="4"/><text:span text:style-name="T63">}</text:span></text:p>
      <text:p text:style-name="Bloco_20_de_20_código"/>
      <text:p text:style-name="Bloco_20_de_20_código"><text:s text:c="4"/><text:span text:style-name="T70">public</text:span><text:span text:style-name="T63"> </text:span><text:span text:style-name="T70">static</text:span><text:span text:style-name="T63"> </text:span><text:span text:style-name="T72">void</text:span><text:span text:style-name="T63"> main(String args[]) {</text:span></text:p>
      <text:p text:style-name="Bloco_20_de_20_código"><text:s text:c="8"/><text:span text:style-name="T63">(</text:span><text:span text:style-name="T70">new</text:span><text:span text:style-name="T63"> </text:span><text:span text:style-name="T45">Ola</text:span><text:span text:style-name="T63">Thread()).start();</text:span></text:p>
      <text:p text:style-name="Bloco_20_de_20_código"><text:s text:c="4"/><text:span text:style-name="T63">}</text:span></text:p>
      <text:p text:style-name="Bloco_20_de_20_código"/>
      <text:p text:style-name="Bloco_20_de_20_código">}</text:p>
      <text:p text:style-name="P5"/>
      <text:p text:style-name="P6"><text:span text:style-name="T54">Como pode-se </text:span><text:span text:style-name="T18">observar nos dois exemplos </text:span><text:span text:style-name="T28">acima</text:span><text:span text:style-name="T54">, para iniciar a nova thread é necessário invocar o método </text:span><text:span text:style-name="Código"><text:span text:style-name="T54">start</text:span></text:span><text:span text:style-name="T54">.</text:span></text:p>
      <text:p text:style-name="P19"><text:span text:style-name="T92">Assim como na biblioteca </text:span><text:span text:style-name="Código"><text:span text:style-name="T92">Pthread</text:span></text:span><text:span text:style-name="T92"> (POSIX thread library) estudada no curso, </text:span><text:span text:style-name="T55">em Java é possível obter o identificador da thread utilizando a combinação de métodos estáticos </text:span><text:span text:style-name="Código"><text:span text:style-name="T55">Thread.currentThread().getId()</text:span></text:span><text:span text:style-name="T55">. Também </text:span><text:span text:style-name="T56">é possível unir os fluxos de controle <text:s/>utilizando o método </text:span><text:span text:style-name="Código"><text:span text:style-name="T56">join</text:span></text:span><text:span text:style-name="T56">. Supondo que </text:span><text:span text:style-name="Código"><text:span text:style-name="T56">t</text:span></text:span><text:span text:style-name="T56"> é uma </text:span><text:span text:style-name="Código"><text:span text:style-name="T56">Thread</text:span></text:span><text:span text:style-name="T56">, a seguinte chamada irá pausar </text:span><text:span text:style-name="T29">a</text:span><text:span text:style-name="T56"> execução </text:span><text:span text:style-name="T91">da thread atual </text:span><text:span text:style-name="T56">até que a </text:span><text:span text:style-name="Código"><text:span text:style-name="T56">t</text:span></text:span><text:span text:style-name="T56"> termine sua execução:</text:span></text:p>
      <text:p text:style-name="P10">t.join();</text:p>
      <text:p text:style-name="P17"/>
      <text:p text:style-name="P16"><text:span text:style-name="T19">Diferentemente da </text:span><text:span text:style-name="Código"><text:span text:style-name="T43">Pthread</text:span></text:span><text:span text:style-name="T19">, as threads em Java possuem um bloco de código </text:span><text:span text:style-name="T27">específico a ser executado, ou seja, c</text:span><text:span text:style-name="T19">ada thread executa </text:span><text:span text:style-name="T27">sua atividade</text:span><text:span text:style-name="T19"> e não todo o código </text:span><text:span text:style-name="T27">do programa</text:span><text:span text:style-name="T19">.</text:span></text:p>
      <text:p text:style-name="P8"><text:soft-page-break/><text:span text:style-name="T19">Para</text:span><text:span text:style-name="T20"> realizar comunicação entre </text:span><text:span text:style-name="T19">duas</text:span><text:span text:style-name="T20"> threads, </text:span><text:span text:style-name="T22">é possível utilizar </text:span><text:span text:style-name="T19">o conceito de pipes</text:span><text:span text:style-name="T20">. </text:span><text:span text:style-name="T21">O exemplo abaixo mostra como utilizar esse conceito através da </text:span><text:span text:style-name="T22">instanciação das </text:span><text:span text:style-name="T21">classes </text:span><text:span text:style-name="Código"><text:span text:style-name="T40">PipedInputStream</text:span></text:span><text:span text:style-name="T22"> e </text:span><text:span text:style-name="Código"><text:span text:style-name="T40">PipedOutputStream</text:span></text:span><text:span text:style-name="T22">. </text:span><text:span text:style-name="T23">Além dos pipes, fluxos de dados devem ser criados com as classes </text:span><text:span text:style-name="Código"><text:span text:style-name="T41">DataInputStream</text:span></text:span><text:span text:style-name="T23"> e </text:span><text:span text:style-name="Código"><text:span text:style-name="T41">DataOutputStream</text:span></text:span><text:span text:style-name="T23">.</text:span></text:p>
      <text:p text:style-name="Bloco_20_de_20_código"><text:span text:style-name="T69">public</text:span> <text:span text:style-name="T69">class</text:span> <text:span text:style-name="T74">Remetente</text:span> <text:span text:style-name="T69">extends</text:span> Thread {</text:p>
      <text:p text:style-name="Bloco_20_de_20_código"><text:s text:c="4"/><text:span text:style-name="T70">private</text:span><text:span text:style-name="T63"> DataOutputStream out;</text:span></text:p>
      <text:p text:style-name="Bloco_20_de_20_código"/>
      <text:p text:style-name="Bloco_20_de_20_código"><text:s text:c="4"/><text:span text:style-name="T70">public</text:span><text:span text:style-name="T63"> </text:span><text:span text:style-name="T45">Remetente</text:span><text:span text:style-name="T63">(PipedOutputStream os) {</text:span></text:p>
      <text:p text:style-name="Bloco_20_de_20_código"><text:s text:c="8"/><text:span text:style-name="T63">out = </text:span><text:span text:style-name="T70">new</text:span><text:span text:style-name="T63"> DataOutputStream(os);</text:span></text:p>
      <text:p text:style-name="Bloco_20_de_20_código"><text:s text:c="4"/><text:span text:style-name="T63">}</text:span></text:p>
      <text:p text:style-name="Bloco_20_de_20_código"/>
      <text:p text:style-name="Bloco_20_de_20_código"><text:s text:c="4"/><text:span text:style-name="T70">public</text:span><text:span text:style-name="T63"> </text:span><text:span text:style-name="T72">void</text:span><text:span text:style-name="T63"> run() {</text:span></text:p>
      <text:p text:style-name="Bloco_20_de_20_código"><text:s text:c="8"/><text:span text:style-name="T70">try</text:span><text:span text:style-name="T63"> {</text:span></text:p>
      <text:p text:style-name="Bloco_20_de_20_código"><text:s text:c="12"/><text:span text:style-name="T63">out.writeUTF(</text:span><text:span text:style-name="T77">"</text:span><text:span text:style-name="T80">Olá mundo</text:span><text:span text:style-name="T77">!"</text:span><text:span text:style-name="T63">);</text:span></text:p>
      <text:p text:style-name="Bloco_20_de_20_código"><text:s text:c="12"/><text:span text:style-name="T63">out.flush();</text:span></text:p>
      <text:p text:style-name="Bloco_20_de_20_código"><text:s text:c="8"/><text:span text:style-name="T63">} </text:span><text:span text:style-name="T70">catch</text:span><text:span text:style-name="T63">(Exception e) { e.printStackTrace(); }</text:span></text:p>
      <text:p text:style-name="Bloco_20_de_20_código"><text:s text:c="4"/><text:span text:style-name="T63">}</text:span></text:p>
      <text:p text:style-name="Bloco_20_de_20_código">}</text:p>
      <text:p text:style-name="P3"/>
      <text:p text:style-name="Bloco_20_de_20_código"><text:span text:style-name="T69">public</text:span> <text:span text:style-name="T69">class</text:span> <text:span text:style-name="T74">Destinatario</text:span> <text:span text:style-name="T69">extends</text:span> Thread {</text:p>
      <text:p text:style-name="Bloco_20_de_20_código"><text:s text:c="4"/><text:span text:style-name="T70">private</text:span><text:span text:style-name="T63"> DataIntputStream in;</text:span></text:p>
      <text:p text:style-name="Bloco_20_de_20_código"/>
      <text:p text:style-name="Bloco_20_de_20_código"><text:s text:c="4"/><text:span text:style-name="T70">public</text:span><text:span text:style-name="T63"> </text:span><text:span text:style-name="T45">Destinatario</text:span><text:span text:style-name="T63">(PipedIntputStream is) {</text:span></text:p>
      <text:p text:style-name="Bloco_20_de_20_código"><text:s text:c="8"/><text:span text:style-name="T63">in = </text:span><text:span text:style-name="T70">new</text:span><text:span text:style-name="T63"> DataIntputStream(is);</text:span></text:p>
      <text:p text:style-name="Bloco_20_de_20_código"><text:s text:c="4"/><text:span text:style-name="T63">}</text:span></text:p>
      <text:p text:style-name="Bloco_20_de_20_código"/>
      <text:p text:style-name="Bloco_20_de_20_código"><text:s text:c="4"/><text:span text:style-name="T70">public</text:span><text:span text:style-name="T63"> </text:span><text:span text:style-name="T72">void</text:span><text:span text:style-name="T63"> run() {</text:span></text:p>
      <text:p text:style-name="Bloco_20_de_20_código"><text:s text:c="8"/><text:span text:style-name="T70">try</text:span><text:span text:style-name="T63"> {</text:span></text:p>
      <text:p text:style-name="Bloco_20_de_20_código"><text:s text:c="12"/><text:span text:style-name="T63">String </text:span><text:span text:style-name="T45">mensagem</text:span><text:span text:style-name="T63"> = in.readUTF();</text:span></text:p>
      <text:p text:style-name="Bloco_20_de_20_código"><text:s text:c="12"/><text:span text:style-name="T63">System.out.println(</text:span><text:span text:style-name="T45">mensagem</text:span><text:span text:style-name="T63">);</text:span></text:p>
      <text:p text:style-name="Bloco_20_de_20_código"><text:s text:c="8"/><text:span text:style-name="T63">} </text:span><text:span text:style-name="T70">catch</text:span><text:span text:style-name="T63">(IOException e) { e.printStackTrace(); }</text:span></text:p>
      <text:p text:style-name="Bloco_20_de_20_código"><text:s text:c="4"/><text:span text:style-name="T63">}</text:span></text:p>
      <text:p text:style-name="Bloco_20_de_20_código">}</text:p>
      <text:p text:style-name="P7"/>
      <text:p text:style-name="Bloco_20_de_20_código"><text:span text:style-name="T69">public</text:span> <text:span text:style-name="T69">class</text:span> <text:span text:style-name="T75">ExemploPipe</text:span> {</text:p>
      <text:p text:style-name="Bloco_20_de_20_código"><text:s text:c="4"/><text:span text:style-name="T70">public</text:span><text:span text:style-name="T63"> </text:span><text:span text:style-name="T70">static</text:span><text:span text:style-name="T63"> </text:span><text:span text:style-name="T72">void</text:span><text:span text:style-name="T63"> main(String args[]) {</text:span></text:p>
      <text:p text:style-name="Bloco_20_de_20_código"><text:s text:c="8"/><text:span text:style-name="T70">try</text:span><text:span text:style-name="T63"> {</text:span></text:p>
      <text:p text:style-name="Bloco_20_de_20_código"><text:s text:c="12"/><text:span text:style-name="T63">PipedOutputStream out = </text:span><text:span text:style-name="T70">new</text:span><text:span text:style-name="T63"> PipedOutputStream();</text:span></text:p>
      <text:p text:style-name="Bloco_20_de_20_código"><text:s text:c="12"/><text:span text:style-name="T63">PipedInputStream in = </text:span><text:span text:style-name="T70">new</text:span><text:span text:style-name="T63"> PipedInputStream(out);</text:span></text:p>
      <text:p text:style-name="Bloco_20_de_20_código"/>
      <text:p text:style-name="Bloco_20_de_20_código"><text:soft-page-break/><text:s text:c="12"/><text:span text:style-name="T46">Remetente</text:span><text:span text:style-name="T63"> </text:span><text:span text:style-name="T46">remetente</text:span><text:span text:style-name="T63"> = </text:span><text:span text:style-name="T70">new</text:span><text:span text:style-name="T63"> </text:span><text:span text:style-name="T46">Remetente</text:span><text:span text:style-name="T63">(out);</text:span></text:p>
      <text:p text:style-name="Bloco_20_de_20_código"><text:s text:c="12"/><text:span text:style-name="T46">Destinatario</text:span><text:span text:style-name="T63"> </text:span><text:span text:style-name="T46">destinatario</text:span><text:span text:style-name="T63"> = </text:span><text:span text:style-name="T70">new</text:span><text:span text:style-name="T63"> </text:span><text:span text:style-name="T46">Destinatario</text:span><text:span text:style-name="T63">(in);</text:span></text:p>
      <text:p text:style-name="Bloco_20_de_20_código"/>
      <text:p text:style-name="Bloco_20_de_20_código"><text:s text:c="12"/><text:span text:style-name="T46">remetente</text:span><text:span text:style-name="T63">.start();</text:span></text:p>
      <text:p text:style-name="Bloco_20_de_20_código"><text:s text:c="12"/><text:span text:style-name="T46">destinatario</text:span><text:span text:style-name="T63">.start();</text:span></text:p>
      <text:p text:style-name="Bloco_20_de_20_código"><text:s text:c="8"/><text:span text:style-name="T63">} </text:span><text:span text:style-name="T70">catch</text:span><text:span text:style-name="T63"> (IOException e) { e.printStackTrace(); }</text:span></text:p>
      <text:p text:style-name="Bloco_20_de_20_código"><text:s text:c="4"/><text:span text:style-name="T63">}</text:span></text:p>
      <text:p text:style-name="Bloco_20_de_20_código">}</text:p>
      <text:p text:style-name="P7"/>
      <text:p text:style-name="P7">Para <text:span text:style-name="T57">realizar a sincronização de </text:span><text:span text:style-name="T58">um </text:span><text:span text:style-name="T57">método, basta inserir a palavra-chave </text:span><text:span text:style-name="Código"><text:span text:style-name="T58">synchronized</text:span></text:span><text:span text:style-name="T58"> em sua declaração:</text:span></text:p>
      <text:p text:style-name="Bloco_20_de_20_código"><text:span text:style-name="T69">public</text:span> <text:span text:style-name="T69">class</text:span> <text:span text:style-name="T75">ContadorSincronizado</text:span> {</text:p>
      <text:p text:style-name="Bloco_20_de_20_código"><text:s text:c="4"/><text:span text:style-name="T70">private</text:span><text:span text:style-name="T63"> </text:span><text:span text:style-name="T72">int</text:span><text:span text:style-name="T63"> c = 0;</text:span></text:p>
      <text:p text:style-name="Bloco_20_de_20_código"/>
      <text:p text:style-name="Bloco_20_de_20_código"><text:s text:c="4"/><text:span text:style-name="T70">public</text:span><text:span text:style-name="T63"> </text:span><text:span text:style-name="T70">synchronized</text:span><text:span text:style-name="T63"> </text:span><text:span text:style-name="T72">void</text:span><text:span text:style-name="T63"> </text:span><text:span text:style-name="T46">incrementar</text:span><text:span text:style-name="T63">() {</text:span></text:p>
      <text:p text:style-name="Bloco_20_de_20_código"><text:s text:c="8"/><text:span text:style-name="T63">c++;</text:span></text:p>
      <text:p text:style-name="Bloco_20_de_20_código"><text:s text:c="4"/><text:span text:style-name="T63">}</text:span></text:p>
      <text:p text:style-name="Bloco_20_de_20_código"/>
      <text:p text:style-name="Bloco_20_de_20_código"><text:s text:c="4"/><text:span text:style-name="T70">public</text:span><text:span text:style-name="T63"> </text:span><text:span text:style-name="T70">synchronized</text:span><text:span text:style-name="T63"> </text:span><text:span text:style-name="T72">void</text:span><text:span text:style-name="T63"> </text:span><text:span text:style-name="T46">decrementar</text:span><text:span text:style-name="T63">() {</text:span></text:p>
      <text:p text:style-name="Bloco_20_de_20_código"><text:s text:c="8"/><text:span text:style-name="T63">c--;</text:span></text:p>
      <text:p text:style-name="Bloco_20_de_20_código"><text:s text:c="4"/><text:span text:style-name="T63">}</text:span></text:p>
      <text:p text:style-name="Bloco_20_de_20_código"/>
      <text:p text:style-name="Bloco_20_de_20_código"><text:s text:c="4"/><text:span text:style-name="T70">public</text:span><text:span text:style-name="T63"> </text:span><text:span text:style-name="T70">synchronized</text:span><text:span text:style-name="T63"> </text:span><text:span text:style-name="T72">int</text:span><text:span text:style-name="T63"> </text:span><text:span text:style-name="T46">valor</text:span><text:span text:style-name="T63">() {</text:span></text:p>
      <text:p text:style-name="Bloco_20_de_20_código"><text:s text:c="8"/><text:span text:style-name="T70">return</text:span><text:span text:style-name="T63"> c;</text:span></text:p>
      <text:p text:style-name="Bloco_20_de_20_código"><text:s text:c="4"/><text:span text:style-name="T63">}</text:span></text:p>
      <text:p text:style-name="Bloco_20_de_20_código">}</text:p>
      <text:p text:style-name="P22"><text:tab/></text:p>
      <text:p text:style-name="P23"><text:span text:style-name="T59"><text:tab/>O </text:span><text:span text:style-name="T61">uso do</text:span><text:span text:style-name="T59"> </text:span><text:span text:style-name="Código"><text:span text:style-name="T59">sychronized</text:span></text:span><text:span text:style-name="T61"> </text:span><text:span text:style-name="T59">funciona de forma similar ao </text:span><text:span text:style-name="T60">semáforo </text:span><text:span text:style-name="T61">com variável de execução existente na </text:span><text:span text:style-name="Código"><text:span text:style-name="T61">Pthread</text:span></text:span><text:span text:style-name="T61">. </text:span><text:span text:style-name="T62">Em Java, os métodos </text:span><text:span text:style-name="Código"><text:span text:style-name="T61">wait</text:span></text:span><text:span text:style-name="T61">, </text:span><text:span text:style-name="Código"><text:span text:style-name="T61">notify</text:span></text:span><text:span text:style-name="T61"> e </text:span><text:span text:style-name="Código"><text:span text:style-name="T61">notifyAll</text:span></text:span><text:span text:style-name="T62">, podem ser comparados com os métodos </text:span><text:span text:style-name="Código"><text:span text:style-name="T62">pthread_cond_wait</text:span></text:span><text:span text:style-name="T62">, </text:span><text:span text:style-name="Código"><text:span text:style-name="T62">pthread_cond_</text:span></text:span><text:span text:style-name="Código"><text:span text:style-name="T42">signal</text:span></text:span><text:span text:style-name="T62">, </text:span><text:span text:style-name="Código"><text:span text:style-name="T62">pthread_cond_</text:span></text:span><text:span text:style-name="Código"><text:span text:style-name="T42">broadcast</text:span></text:span><text:span text:style-name="T24"> respectivamente.</text:span></text:p>
      <text:p text:style-name="P23"><text:span text:style-name="T24"><text:tab/></text:span><text:span text:style-name="T25">Abaixo é apresentado um exemplo de código que utiliza os conceitos apresentados nesse </text:span><text:span text:style-name="T26">documento.</text:span></text:p>
      <text:p text:style-name="Bloco_20_de_20_código"><text:span text:style-name="T69">import</text:span> java.util.Scanner;</text:p>
      <text:p text:style-name="Bloco_20_de_20_código"><text:span text:style-name="T69">public</text:span> <text:span text:style-name="T69">class</text:span> <text:span text:style-name="T76">Exemplo</text:span> {</text:p>
      <text:p text:style-name="Bloco_20_de_20_código"><text:s text:c="4"/><text:span text:style-name="T70">public</text:span><text:span text:style-name="T63"> </text:span><text:span text:style-name="T70">static</text:span><text:span text:style-name="T63"> </text:span><text:span text:style-name="T72">void</text:span><text:span text:style-name="T63"> main(String[] args) </text:span><text:span text:style-name="T70">throws</text:span><text:span text:style-name="T63"> InterruptedException {</text:span></text:p>
      <text:p text:style-name="Bloco_20_de_20_código"><text:s text:c="8"/><text:span text:style-name="T70">final</text:span><text:span text:style-name="T63"> PC pc = </text:span><text:span text:style-name="T70">new</text:span><text:span text:style-name="T63"> PC();</text:span></text:p>
      <text:p text:style-name="Bloco_20_de_20_código"><text:s text:c="2"/></text:p>
      <text:p text:style-name="Bloco_20_de_20_código"><text:soft-page-break/><text:s text:c="8"/><text:span text:style-name="T83">// </text:span><text:span text:style-name="T84">Cria </text:span><text:span text:style-name="T87">uma</text:span><text:span text:style-name="T84"> thread </text:span><text:span text:style-name="T87">produtora</text:span></text:p>
      <text:p text:style-name="Bloco_20_de_20_código"><text:s text:c="8"/><text:span text:style-name="T63">Thread </text:span><text:span text:style-name="T47">produtor</text:span><text:span text:style-name="T63"> = </text:span><text:span text:style-name="T70">new</text:span><text:span text:style-name="T63"> Thread(</text:span><text:span text:style-name="T70">new</text:span><text:span text:style-name="T63"> Runnable() {</text:span></text:p>
      <text:p text:style-name="Bloco_20_de_20_código"><text:s text:c="12"/><text:span text:style-name="T63">@Override</text:span></text:p>
      <text:p text:style-name="Bloco_20_de_20_código"><text:s text:c="12"/><text:span text:style-name="T70">public</text:span><text:span text:style-name="T63"> </text:span><text:span text:style-name="T72">void</text:span><text:span text:style-name="T63"> run() {</text:span></text:p>
      <text:p text:style-name="P11"><text:s text:c="16"/><text:span text:style-name="T70">try</text:span><text:span text:style-name="T63"> {</text:span> <text:span text:style-name="T63">pc.</text:span><text:span text:style-name="T49">produzir</text:span><text:span text:style-name="T63">(); }</text:span></text:p>
      <text:p text:style-name="P11"><text:span text:style-name="T70"><text:s text:c="16"/>catch</text:span><text:span text:style-name="T63">(InterruptedException e) { e.printStackTrace(); }</text:span></text:p>
      <text:p text:style-name="Bloco_20_de_20_código"><text:s text:c="12"/><text:span text:style-name="T63">}</text:span></text:p>
      <text:p text:style-name="Bloco_20_de_20_código"><text:s text:c="8"/><text:span text:style-name="T63">});</text:span></text:p>
      <text:p text:style-name="Bloco_20_de_20_código"><text:s text:c="2"/></text:p>
      <text:p text:style-name="Bloco_20_de_20_código"><text:s text:c="8"/><text:span text:style-name="T83">// </text:span><text:span text:style-name="T87">Cria uma thread consumidora</text:span></text:p>
      <text:p text:style-name="Bloco_20_de_20_código"><text:s text:c="8"/><text:span text:style-name="T63">Thread </text:span><text:span text:style-name="T48">consumidor</text:span><text:span text:style-name="T63"> = </text:span><text:span text:style-name="T70">new</text:span><text:span text:style-name="T63"> Thread(</text:span><text:span text:style-name="T70">new</text:span><text:span text:style-name="T63"> Runnable() {</text:span></text:p>
      <text:p text:style-name="Bloco_20_de_20_código"><text:s text:c="12"/><text:span text:style-name="T63">@Override</text:span></text:p>
      <text:p text:style-name="Bloco_20_de_20_código"><text:s text:c="12"/><text:span text:style-name="T70">public</text:span><text:span text:style-name="T63"> </text:span><text:span text:style-name="T72">void</text:span><text:span text:style-name="T63"> run() {</text:span></text:p>
      <text:p text:style-name="P12"><text:s text:c="16"/><text:span text:style-name="T70">try</text:span><text:span text:style-name="T63"> { pc.</text:span><text:span text:style-name="T49">consumir</text:span><text:span text:style-name="T63">(); }</text:span></text:p>
      <text:p text:style-name="P12"><text:span text:style-name="T70"><text:s text:c="16"/>catch</text:span><text:span text:style-name="T63">(InterruptedException e) { e.printStackTrace(); }</text:span></text:p>
      <text:p text:style-name="Bloco_20_de_20_código"><text:s text:c="12"/><text:span text:style-name="T63">}</text:span></text:p>
      <text:p text:style-name="Bloco_20_de_20_código"><text:s text:c="8"/><text:span text:style-name="T63">});</text:span></text:p>
      <text:p text:style-name="Bloco_20_de_20_código"><text:s text:c="2"/></text:p>
      <text:p text:style-name="Bloco_20_de_20_código"><text:s text:c="8"/><text:span text:style-name="T83">// </text:span><text:span text:style-name="T87">Inicia as threads</text:span></text:p>
      <text:p text:style-name="Bloco_20_de_20_código"><text:s text:c="8"/><text:span text:style-name="T48">produtor</text:span><text:span text:style-name="T63">.start();</text:span></text:p>
      <text:p text:style-name="Bloco_20_de_20_código"><text:s text:c="8"/><text:span text:style-name="T48">consumidor</text:span><text:span text:style-name="T63">.start();</text:span></text:p>
      <text:p text:style-name="Bloco_20_de_20_código"><text:s text:c="2"/></text:p>
      <text:p text:style-name="Bloco_20_de_20_código"><text:s text:c="8"/><text:span text:style-name="T83">// </text:span><text:span text:style-name="T87">produtor finaliza antes do consumidor</text:span></text:p>
      <text:p text:style-name="Bloco_20_de_20_código"><text:s text:c="8"/><text:span text:style-name="T48">produtor</text:span><text:span text:style-name="T63">.join();</text:span></text:p>
      <text:p text:style-name="Bloco_20_de_20_código"><text:s text:c="8"/><text:span text:style-name="T48">consumidor</text:span><text:span text:style-name="T63">.join();</text:span></text:p>
      <text:p text:style-name="Bloco_20_de_20_código"><text:s text:c="4"/><text:span text:style-name="T63">}</text:span></text:p>
      <text:p text:style-name="Bloco_20_de_20_código"><text:s text:c="2"/></text:p>
      <text:p text:style-name="Bloco_20_de_20_código"><text:s text:c="4"/><text:span text:style-name="T83">// </text:span><text:span text:style-name="T85">Classe </text:span><text:span text:style-name="T83">PC (</text:span><text:span text:style-name="T87">Produtor-Consumidor</text:span><text:span text:style-name="T83">) </text:span><text:span text:style-name="T88">com métodos</text:span></text:p>
      <text:p text:style-name="Bloco_20_de_20_código"><text:s text:c="4"/><text:span text:style-name="T83">// </text:span><text:span text:style-name="T88">produzir() e consumir()</text:span><text:span text:style-name="T83">.</text:span></text:p>
      <text:p text:style-name="Bloco_20_de_20_código"><text:s text:c="4"/><text:span text:style-name="T70">public</text:span><text:span text:style-name="T63"> </text:span><text:span text:style-name="T70">static</text:span><text:span text:style-name="T63"> </text:span><text:span text:style-name="T70">class</text:span><text:span text:style-name="T63"> </text:span><text:span text:style-name="T72">PC</text:span><text:span text:style-name="T63"> {</text:span></text:p>
      <text:p text:style-name="Bloco_20_de_20_código"><text:s text:c="8"/><text:span text:style-name="T83">// </text:span><text:span text:style-name="T85">Imprime produção e espera por consumir</text:span><text:span text:style-name="T83">()</text:span></text:p>
      <text:p text:style-name="Bloco_20_de_20_código"><text:s text:c="8"/><text:span text:style-name="T70">public</text:span><text:span text:style-name="T63"> </text:span><text:span text:style-name="T72">void</text:span><text:span text:style-name="T63"> </text:span><text:span text:style-name="T49">produzir</text:span><text:span text:style-name="T63">() </text:span><text:span text:style-name="T70">throws</text:span><text:span text:style-name="T63"> InterruptedException {</text:span></text:p>
      <text:p text:style-name="Bloco_20_de_20_código"><text:s text:c="12"/><text:span text:style-name="T83">// </text:span><text:span text:style-name="T88">bloco</text:span><text:span text:style-name="T85"> </text:span><text:span text:style-name="T83">synchronized </text:span><text:span text:style-name="T85">assegura que apenas uma </text:span><text:span text:style-name="T83">thread</text:span></text:p>
      <text:p text:style-name="Bloco_20_de_20_código"><text:s text:c="12"/><text:span text:style-name="T83">// </text:span><text:span text:style-name="T88">roda o seu escopo</text:span><text:span text:style-name="T83">.</text:span></text:p>
      <text:p text:style-name="Bloco_20_de_20_código"><text:s text:c="12"/><text:span text:style-name="T70">synchronized</text:span><text:span text:style-name="T63">(</text:span><text:span text:style-name="T70">this</text:span><text:span text:style-name="T63">) {</text:span></text:p>
      <text:p text:style-name="Bloco_20_de_20_código"><text:s text:c="16"/><text:span text:style-name="T63">System.out.println(</text:span><text:span text:style-name="T77">"</text:span><text:span text:style-name="T79">Produzido</text:span><text:span text:style-name="T77">"</text:span><text:span text:style-name="T63">);</text:span></text:p>
      <text:p text:style-name="Bloco_20_de_20_código"><text:s text:c="2"/></text:p>
      <text:p text:style-name="Bloco_20_de_20_código"><text:s text:c="16"/><text:span text:style-name="T83">// </text:span><text:span text:style-name="T89">libera o bloqueio do recurso</text:span></text:p>
      <text:p text:style-name="Bloco_20_de_20_código"><text:s text:c="16"/><text:span text:style-name="T63">wait();</text:span></text:p>
      <text:p text:style-name="Bloco_20_de_20_código"><text:s text:c="2"/></text:p>
      <text:p text:style-name="Bloco_20_de_20_código"><text:s text:c="16"/><text:span text:style-name="T83">// </text:span><text:span text:style-name="T89">e espera que outro método invoque</text:span><text:span text:style-name="T83"> notify().</text:span></text:p>
      <text:p text:style-name="Bloco_20_de_20_código"><text:s text:c="16"/><text:span text:style-name="T63">System.out.println(</text:span><text:span text:style-name="T77">"</text:span><text:span text:style-name="T81">Retomado</text:span><text:span text:style-name="T77">"</text:span><text:span text:style-name="T63">);</text:span></text:p>
      <text:p text:style-name="Bloco_20_de_20_código"><text:s text:c="12"/><text:span text:style-name="T63">}</text:span></text:p>
      <text:p text:style-name="Bloco_20_de_20_código"><text:s text:c="8"/><text:span text:style-name="T63">}</text:span></text:p>
      <text:p text:style-name="Bloco_20_de_20_código"><text:s text:c="2"/></text:p>
      <text:p text:style-name="Bloco_20_de_20_código"><text:s text:c="8"/><text:span text:style-name="T83">// </text:span><text:span text:style-name="T90">Espera um segundo e aguarda que uma tecla seja pressionada</text:span><text:span text:style-name="T83">.</text:span></text:p>
      <text:p text:style-name="Bloco_20_de_20_código"><text:s text:c="8"/><text:span text:style-name="T83">// </text:span><text:span text:style-name="T90">Após pressionar a tecla</text:span><text:span text:style-name="T83">, </text:span><text:span text:style-name="T90">produzir</text:span><text:span text:style-name="T83">() </text:span><text:span text:style-name="T86">é notificado</text:span><text:span text:style-name="T83">.</text:span></text:p>
      <text:p text:style-name="Bloco_20_de_20_código"><text:soft-page-break/><text:s text:c="8"/><text:span text:style-name="T70">public</text:span><text:span text:style-name="T63"> </text:span><text:span text:style-name="T72">void</text:span><text:span text:style-name="T63"> </text:span><text:span text:style-name="T50">consumir</text:span><text:span text:style-name="T63">() </text:span><text:span text:style-name="T70">throws</text:span><text:span text:style-name="T63"> InterruptedException {</text:span></text:p>
      <text:p text:style-name="Bloco_20_de_20_código"><text:s text:c="12"/><text:span text:style-name="T83">// </text:span><text:span text:style-name="T90">isso faz com que produzir() execute primeiro</text:span><text:span text:style-name="T83">.</text:span></text:p>
      <text:p text:style-name="Bloco_20_de_20_código"><text:s text:c="12"/><text:span text:style-name="T63">Thread.sleep(1000);</text:span></text:p>
      <text:p text:style-name="Bloco_20_de_20_código"><text:s text:c="12"/><text:span text:style-name="T63">Scanner s = </text:span><text:span text:style-name="T70">new</text:span><text:span text:style-name="T63"> Scanner(System.in);</text:span></text:p>
      <text:p text:style-name="Bloco_20_de_20_código"><text:s text:c="2"/></text:p>
      <text:p text:style-name="P13"><text:s text:c="12"/><text:span text:style-name="T83">// </text:span><text:span text:style-name="T88">bloco</text:span><text:span text:style-name="T85"> </text:span><text:span text:style-name="T83">synchronized </text:span><text:span text:style-name="T85">assegura que apenas uma </text:span><text:span text:style-name="T83">thread</text:span></text:p>
      <text:p text:style-name="P13"><text:span text:style-name="T83"><text:s text:c="12"/>// </text:span><text:span text:style-name="T88">roda o seu escopo</text:span><text:span text:style-name="T83">.</text:span></text:p>
      <text:p text:style-name="Bloco_20_de_20_código"><text:s text:c="12"/><text:span text:style-name="T70">synchronized</text:span><text:span text:style-name="T63">(</text:span><text:span text:style-name="T70">this</text:span><text:span text:style-name="T63">) {</text:span></text:p>
      <text:p text:style-name="Bloco_20_de_20_código"><text:s text:c="16"/><text:span text:style-name="T63">System.out.println(</text:span><text:span text:style-name="T77">"</text:span><text:span text:style-name="T82">Esperando que uma tecla seja pressionada</text:span><text:span text:style-name="T77">."</text:span><text:span text:style-name="T63">);</text:span></text:p>
      <text:p text:style-name="Bloco_20_de_20_código"><text:s text:c="16"/><text:span text:style-name="T63">s.nextLine();</text:span></text:p>
      <text:p text:style-name="Bloco_20_de_20_código"><text:s text:c="16"/><text:span text:style-name="T63">System.out.println(</text:span><text:span text:style-name="T77">"</text:span><text:span text:style-name="T82">Tecla pressionada</text:span><text:span text:style-name="T77">"</text:span><text:span text:style-name="T63">);</text:span></text:p>
      <text:p text:style-name="Bloco_20_de_20_código"><text:s text:c="2"/></text:p>
      <text:p text:style-name="Bloco_20_de_20_código"><text:s text:c="16"/><text:span text:style-name="T83">// </text:span><text:span text:style-name="T90">Notifica a thread produtora que ela pode ser retomada</text:span></text:p>
      <text:p text:style-name="Bloco_20_de_20_código"><text:s text:c="16"/><text:span text:style-name="T63">notify();</text:span></text:p>
      <text:p text:style-name="Bloco_20_de_20_código"><text:s text:c="2"/></text:p>
      <text:p text:style-name="Bloco_20_de_20_código"><text:s text:c="16"/><text:span text:style-name="T63">Thread.sleep(2000);</text:span></text:p>
      <text:p text:style-name="Bloco_20_de_20_código"><text:s text:c="12"/><text:span text:style-name="T63">}</text:span></text:p>
      <text:p text:style-name="Bloco_20_de_20_código"><text:s text:c="8"/><text:span text:style-name="T63">}</text:span></text:p>
      <text:p text:style-name="Bloco_20_de_20_código"><text:s text:c="4"/><text:span text:style-name="T63">}</text:span></text:p>
      <text:p text:style-name="Bloco_20_de_20_código">}</text:p>
      <text:p text:style-name="P20"/>
      <text:p text:style-name="P21"><text:span text:style-name="T30">Como já dito anteriormente, as threads em Java possuem atividades </text:span><text:span text:style-name="T31">específicas</text:span><text:span text:style-name="T30"> a serem executadas. Assim, elas são ideais para </text:span><text:span text:style-name="T31">realizar</text:span><text:span text:style-name="T30"> atividades assíncronas. Por exemplo, um programa de bate-papo pode possuir uma thread responsável pela interface gráfica e outra que fica sempre escutando o servidor a espera de mensagens. </text:span><text:span text:style-name="T31">Também é possível que isso seja feito utilizando </text:span><text:span text:style-name="Código"><text:span text:style-name="T44">Pthread</text:span></text:span><text:span text:style-name="T31"> em C/C++. Contudo, é nítida a diferença de organização do código em Java, já que as atividades de cada thread utilizando </text:span><text:span text:style-name="Código"><text:span text:style-name="T44">Pthread</text:span></text:span><text:span text:style-name="T31"> deve ser feita através de condicionais utilizando seu identificad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family-generic="modern" style:font-pitch="variable"/>
    <style:font-face style:name="CMU Typewriter Text1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1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1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1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2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loco_20_de_20_código" style:display-name="Bloco de código" style:family="paragraph" style:parent-style-name="Standard" style:master-page-name="">
      <loext:graphic-properties draw:fill="solid" draw:fill-color="#f2f2f2"/>
      <style:paragraph-properties fo:margin-left="0cm" fo:margin-right="0cm" fo:margin-top="0.199cm" fo:margin-bottom="0.199cm" loext:contextual-spacing="true" fo:line-height="100%" fo:text-align="start" style:justify-single-word="false" fo:keep-together="always" fo:orphans="0" fo:widows="0" fo:text-indent="0cm" style:auto-text-indent="false" style:page-number="auto" fo:background-color="#f2f2f2" fo:padding-left="0.349cm" fo:padding-right="0.349cm" fo:padding-top="0.25cm" fo:padding-bottom="0.25cm" fo:border-left="2.3pt solid #a5a5a5" fo:border-right="0.06pt solid #a5a5a5" fo:border-top="0.06pt solid #a5a5a5" fo:border-bottom="0.06pt solid #a5a5a5" fo:keep-with-next="auto">
        <style:tab-stops/>
      </style:paragraph-properties>
      <style:text-properties style:font-name="CMU Typewriter Text" fo:font-family="'CMU Typewriter Text'" style:font-family-generic="modern" style:font-pitch="variable" fo:font-weight="normal"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2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1" fo:font-family="'CMU Typewriter Text'" style:font-style-name="Claro" style:font-family-generic="modern" style:font-pitch="variable" fo:font-size="12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2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2" fo:font-family="'CMU Serif'" style:font-style-name="Regular" style:font-family-generic="roman" style:font-pitch="variable" fo:font-size="10.5pt" fo:font-style="normal" fo:font-weight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3-24T21:22:21.419498147</dc:date>
    <meta:editing-duration>PT2H15M48S</meta:editing-duration>
    <meta:editing-cycles>99</meta:editing-cycles>
    <meta:generator>LibreOffice/6.4.6.2$Linux_X86_64 LibreOffice_project/40$Build-2</meta:generator>
    <meta:document-statistic meta:table-count="0" meta:image-count="0" meta:object-count="0" meta:page-count="6" meta:paragraph-count="156" meta:word-count="1020" meta:character-count="7956" meta:non-whitespace-character-count="6073"/>
  </office:meta>
</office:document-meta>
</file>